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Times New Roman" officeooo:rsid="003f838c" officeooo:paragraph-rsid="003f838c"/>
    </style:style>
    <style:style style:name="P2" style:family="paragraph" style:parent-style-name="Preformatted_20_Text">
      <style:text-properties style:font-name="Times New Roman" officeooo:rsid="003f838c" officeooo:paragraph-rsid="004172ec"/>
    </style:style>
    <style:style style:name="P3" style:family="paragraph" style:parent-style-name="Preformatted_20_Text">
      <style:text-properties style:font-name="Times New Roman" officeooo:rsid="003f838c" officeooo:paragraph-rsid="0043f54d"/>
    </style:style>
    <style:style style:name="P4" style:family="paragraph" style:parent-style-name="Preformatted_20_Text">
      <style:text-properties style:font-name="Times New Roman" officeooo:rsid="003f838c" officeooo:paragraph-rsid="004aa0a2"/>
    </style:style>
    <style:style style:name="P5" style:family="paragraph" style:parent-style-name="Preformatted_20_Text">
      <style:text-properties style:font-name="Times New Roman" officeooo:rsid="003f838c" officeooo:paragraph-rsid="004d8b02"/>
    </style:style>
    <style:style style:name="P6" style:family="paragraph" style:parent-style-name="Preformatted_20_Text">
      <style:text-properties style:font-name="Times New Roman" officeooo:rsid="003f838c" officeooo:paragraph-rsid="00531a1f"/>
    </style:style>
    <style:style style:name="P7" style:family="paragraph" style:parent-style-name="Preformatted_20_Text">
      <style:text-properties style:font-name="Times New Roman" officeooo:rsid="003f838c" officeooo:paragraph-rsid="003f838c"/>
    </style:style>
    <style:style style:name="P8" style:family="paragraph" style:parent-style-name="Preformatted_20_Text">
      <style:text-properties style:font-name="Times New Roman" officeooo:rsid="003f838c" officeooo:paragraph-rsid="007118bd"/>
    </style:style>
    <style:style style:name="P9" style:family="paragraph" style:parent-style-name="Preformatted_20_Text">
      <style:text-properties style:font-name="Times New Roman" officeooo:rsid="003f838c" officeooo:paragraph-rsid="0072ed9e"/>
    </style:style>
    <style:style style:name="P10" style:family="paragraph" style:parent-style-name="Preformatted_20_Text">
      <style:text-properties style:font-name="Times New Roman" officeooo:rsid="003f838c" officeooo:paragraph-rsid="00757130"/>
    </style:style>
    <style:style style:name="P11" style:family="paragraph" style:parent-style-name="Preformatted_20_Text">
      <style:text-properties style:font-name="Times New Roman" officeooo:rsid="003f838c" officeooo:paragraph-rsid="007a497a"/>
    </style:style>
    <style:style style:name="P12" style:family="paragraph" style:parent-style-name="Preformatted_20_Text">
      <style:text-properties style:font-name="Times New Roman" officeooo:rsid="003f838c" officeooo:paragraph-rsid="00802a59"/>
    </style:style>
    <style:style style:name="P13" style:family="paragraph" style:parent-style-name="Preformatted_20_Text">
      <style:text-properties style:font-name="Times New Roman" officeooo:rsid="003f838c" officeooo:paragraph-rsid="0082176a"/>
    </style:style>
    <style:style style:name="T1" style:family="text">
      <style:text-properties officeooo:rsid="00405f56"/>
    </style:style>
    <style:style style:name="T2" style:family="text">
      <style:text-properties officeooo:rsid="004172ec"/>
    </style:style>
    <style:style style:name="T3" style:family="text">
      <style:text-properties officeooo:rsid="0043f54d"/>
    </style:style>
    <style:style style:name="T4" style:family="text">
      <style:text-properties officeooo:rsid="0045c954"/>
    </style:style>
    <style:style style:name="T5" style:family="text">
      <style:text-properties officeooo:rsid="004738af"/>
    </style:style>
    <style:style style:name="T6" style:family="text">
      <style:text-properties officeooo:rsid="0047705b"/>
    </style:style>
    <style:style style:name="T7" style:family="text">
      <style:text-properties officeooo:rsid="0048c656"/>
    </style:style>
    <style:style style:name="T8" style:family="text">
      <style:text-properties officeooo:rsid="004ba335"/>
    </style:style>
    <style:style style:name="T9" style:family="text">
      <style:text-properties officeooo:rsid="00501007"/>
    </style:style>
    <style:style style:name="T10" style:family="text">
      <style:text-properties officeooo:rsid="00514a0a"/>
    </style:style>
    <style:style style:name="T11" style:family="text">
      <style:text-properties officeooo:rsid="00545513"/>
    </style:style>
    <style:style style:name="T12" style:family="text">
      <style:text-properties officeooo:rsid="005476f1"/>
    </style:style>
    <style:style style:name="T13" style:family="text">
      <style:text-properties officeooo:rsid="005617c1"/>
    </style:style>
    <style:style style:name="T14" style:family="text">
      <style:text-properties officeooo:rsid="0057e400"/>
    </style:style>
    <style:style style:name="T15" style:family="text">
      <style:text-properties officeooo:rsid="005af815"/>
    </style:style>
    <style:style style:name="T16" style:family="text">
      <style:text-properties officeooo:rsid="005b5801"/>
    </style:style>
    <style:style style:name="T17" style:family="text">
      <style:text-properties fo:font-weight="bold" style:font-weight-asian="bold" style:font-weight-complex="bold"/>
    </style:style>
    <style:style style:name="T18" style:family="text">
      <style:text-properties fo:font-weight="bold" officeooo:rsid="0045c954" style:font-weight-asian="bold" style:font-weight-complex="bold"/>
    </style:style>
    <style:style style:name="T19" style:family="text">
      <style:text-properties officeooo:rsid="0061b8db"/>
    </style:style>
    <style:style style:name="T20" style:family="text">
      <style:text-properties officeooo:rsid="0061ddc8"/>
    </style:style>
    <style:style style:name="T21" style:family="text">
      <style:text-properties officeooo:rsid="0062d37f"/>
    </style:style>
    <style:style style:name="T22" style:family="text">
      <style:text-properties officeooo:rsid="0065426b"/>
    </style:style>
    <style:style style:name="T23" style:family="text">
      <style:text-properties officeooo:rsid="00687f67"/>
    </style:style>
    <style:style style:name="T24" style:family="text">
      <style:text-properties officeooo:rsid="006a126d"/>
    </style:style>
    <style:style style:name="T25" style:family="text">
      <style:text-properties officeooo:rsid="006b0c16"/>
    </style:style>
    <style:style style:name="T26" style:family="text">
      <style:text-properties officeooo:rsid="006cc1b7"/>
    </style:style>
    <style:style style:name="T27" style:family="text">
      <style:text-properties officeooo:rsid="006e97a7"/>
    </style:style>
    <style:style style:name="T28" style:family="text">
      <style:text-properties officeooo:rsid="00716e4d"/>
    </style:style>
    <style:style style:name="T29" style:family="text">
      <style:text-properties officeooo:rsid="0072ed9e"/>
    </style:style>
    <style:style style:name="T30" style:family="text">
      <style:text-properties officeooo:rsid="0075426b"/>
    </style:style>
    <style:style style:name="T31" style:family="text">
      <style:text-properties officeooo:rsid="00757130"/>
    </style:style>
    <style:style style:name="T32" style:family="text">
      <style:text-properties officeooo:rsid="00786ee5"/>
    </style:style>
    <style:style style:name="T33" style:family="text">
      <style:text-properties officeooo:rsid="007a497a"/>
    </style:style>
    <style:style style:name="T34" style:family="text">
      <style:text-properties officeooo:rsid="007d968d"/>
    </style:style>
    <style:style style:name="T35" style:family="text">
      <style:text-properties officeooo:rsid="007f6c3f"/>
    </style:style>
    <style:style style:name="T36" style:family="text">
      <style:text-properties officeooo:rsid="00802a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Introducere</text:p>
      <text:p text:style-name="P1"/>
      <text:p text:style-name="P1"><text:tab/>Teoria complexitatii se ocupa cu studiul problemelor ce se pot rezolva in limita resurselor disponibile. </text:p>
      <text:p text:style-name="P1"/>
      <text:p text:style-name="P1"/>
      <text:p text:style-name="P1"><text:tab/>O asemenea categorie este constituita din problemele de decizie. Acestea sunt probleme ce primesc ca input un set de valori si ofera la output un raspuns (Adevarat sau Fals), ce denota daca problema se poate rezolva avand la dispozitie resursele oferite. </text:p>
      <text:p text:style-name="P1"/>
      <text:p text:style-name="P1"><text:tab/></text:p>
      <text:p text:style-name="P1"/>
      <text:p text:style-name="P1"/>
      <text:p text:style-name="P1"/>
      <text:p text:style-name="P1"/>
      <text:p text:style-name="P1"><text:tab/>In continuare sunt exemplificate o serie de probleme de decizie, exemplificand o comparatie a eficientei intre diferiti algoritmi ce sunt folositi pentru rezolvarea acestora. De asemenea, se va prezenta calculul efectuat pentru determinarea complexitatii acestor algoritmi. Problemele ce vor fi discutate sunt: </text:p>
      <text:p text:style-name="P1"><text:tab/>- Problema primalitatii</text:p>
      <text:p text:style-name="P1"><text:tab/>- Problema acoperirii unei multimi</text:p>
      <text:p text:style-name="P1"><text:tab/>- inca una</text:p>
      <text:p text:style-name="P1"/>
      <text:p text:style-name="P1"><text:span text:style-name="T28">P1. </text:span>Problema primalitatii</text:p>
      <text:p text:style-name="P1"/>
      <text:p text:style-name="P1"><text:tab/>Un numar prim este un numar natural ce are exact doi divizori, 1 si el insusi. Toate celelalte numere sunt numere compuse, produsul a doi divizori ai acelui numar. </text:p>
      <text:p text:style-name="P1"><text:tab/>Numerele prime sunt de o importanta fundamentala in matematica, in special in teoria numerelor. Studiul proprietatilor numerelor prime ne ajuta la determinarea eficienta daca un numar este prim sau nu. Numerele prime sunt adesea folosite in criptografie, un exemplu fiind algoritmul de criptare RSA cu chei publice ce foloseste numere prime foarte mari pentru a genera cheia cu care se face criptarea.</text:p>
      <text:p text:style-name="P1"><text:tab/></text:p>
      <text:p text:style-name="P1"><text:tab/>???Generarea numerelor pseudo-aleatoare <text:s/>este un alt exemplu de folosire a numerelor prime, unde formula de generare foloseste un numar</text:p>
      <text:p text:style-name="P1"><text:tab/> <text:s/><text:tab/></text:p>
      <text:p text:style-name="P1"><text:tab/>Urmand definitia de mai sus a unui numar prim, putem crea un algoritm banal ce efectiv testeaza toate numerele de la 2 la n/2 pentru incercarea de a gasi un numar la care n se divide pentru a demonstra ca n nu este prim. Complexitatea unei astfel de iteratii ar fi O(n), ceea ce in mod clar este evident o complexitate care face ca acest algoritm sa nu fie eficient. </text:p>
      <text:p text:style-name="P9"><text:tab/></text:p>
      <text:p text:style-name="P9"><text:tab/>O prima imbunatatire ar fi sa parcurgem cu un numar m doar pana la radacina patrata a lui n (notam radacina patrata cu sqrt(n) ). Daca un numar n nu este prim, acesta poate fi factorizat in doi factori a si b cu n = a*b. Daca atat a cat si b ar fi sa fie mai mari decat sqrt(n), atunci a*b ar fi mai mare decat n. Deci cel putin unul din factori trebuie sa fie mai mici sau egali cu sqrt(n), iar pentru a verifica daca n este numar prim, trebuie sa testam doar pentru factori ce sunt mai mici sau egali cu radacina patrata a lui n. <text:s/>Astfel complexitatea va fi O(sqrt(n)).</text:p>
      <text:p text:style-name="P9"><text:tab/></text:p>
      <text:p text:style-name="P9"><text:tab/>Acest algoritm este o specializare a Ciurului lui Eratostene, un algoritm cunoscut inca din Antichitate. Acesta afla numerele prime pana la un numar n dat prin eliminarea succesiva a tuturor multiplilor unui numar, cu o numaratoare incepand de la 2. Numerele ramase sunt numerele prime, cele ce nu a putut fi eliminate dupa aceasta parcurgere.</text:p>
      <text:p text:style-name="P1"/>
      <text:p text:style-name="P1">Exemplu metoda Java:</text:p>
      <text:p text:style-name="P1"><text:tab/>Boolean isPrime(int number){</text:p>
      <text:p text:style-name="P1"><text:s text:c="2"/><text:tab/><text:tab/>if(number &lt; 2) </text:p>
      <text:p text:style-name="P1"><text:tab/><text:tab/><text:tab/>return false;</text:p>
      <text:p text:style-name="P1"><text:tab/><text:tab/>for(int i=2; (i*i)&lt;=number; i+<text:span text:style-name="T16">+</text:span>){</text:p>
      <text:p text:style-name="P1"><text:s text:c="4"/><text:tab/><text:tab/><text:tab/>if(number % i == 0 ) </text:p>
      <text:p text:style-name="P1"><text:tab/><text:tab/><text:tab/><text:tab/>return false;</text:p>
      <text:p text:style-name="P1"><text:tab/><text:tab/>}</text:p>
      <text:p text:style-name="P1"/>
      <text:p text:style-name="P1"><text:tab/><text:tab/>return true;</text:p>
      <text:p text:style-name="P1"><text:tab/>}</text:p>
      <text:p text:style-name="P1"><text:soft-page-break/></text:p>
      <text:p text:style-name="P1"/>
      <text:p text:style-name="P1"><text:tab/></text:p>
      <text:p text:style-name="P1"><text:tab/>Totusi, acest algoritm este ineficient cand avem de lucru cu numere foarte mari. Pentru aceste cazuri, orice imbunatatire are un impact mare. </text:p>
      <text:p text:style-name="P1"/>
      <text:p text:style-name="P1"><text:tab/>In continuare este prezentat un algoritm ce este considerat la momentul de fata cel mai optim pentru astfel de teste pentru numere foarte mari. <text:span text:style-name="T31">Acest algoritm apartine clasei de probleme P, adica clasa de probleme pentru care exista un algoritm cu o eficienta polinomiala acceptat de o Masina Turing determinista polinomiala in timp.</text:span></text:p>
      <text:p text:style-name="P1"><text:tab/></text:p>
      <text:p text:style-name="P1"><text:tab/>Testul de primalitate AKS (Agrawal-Kayal-Saxena), ce a fost descoperit in 2002, este primul algoritm deterministic demonstrabil ce determina primalitatea unui numar dat intr-un timp polinomial in numarul de cifre. Testul se bazeaza pe identitati polinomiale ce sunt adevarate modulo n cu n prim. Totusi, pentru un numar n ce nu este prim, testul nu este bun deoarece s-ar genera un numar mare de identitati de polinoame. <text:s/>(-explicare identitate polinomiala-)</text:p>
      <text:p text:style-name="P2"><text:tab/></text:p>
      <text:p text:style-name="P2"><text:tab/><text:span text:style-name="T2">DEMONSTRATIE AKS:</text:span></text:p>
      <text:p text:style-name="P2"/>
      <text:p text:style-name="P2"><text:tab/>Demonstratia testului pleaca de la Mica Teorema lui Fermat </text:p>
      <text:p text:style-name="P1"><text:tab/></text:p>
      <text:p text:style-name="P3"><text:tab/><text:tab/><text:tab/><text:span text:style-name="T1">a^p = a mod p,<text:tab/> </text:span>pentru orice numar <text:span text:style-name="T3">intreg</text:span> a si orice p prim <text:span text:style-name="T29">(T1)</text:span></text:p>
      <text:p text:style-name="P1"><text:tab/></text:p>
      <text:p text:style-name="P4"><text:tab/><text:span text:style-name="T4">P</text:span>entru a testa daca un numar <text:span text:style-name="T17">m</text:span> este prim, alegem un set de valori pentru <text:span text:style-name="T17">a</text:span> si verificam daca <text:span text:style-name="T17">a^m = a mod m</text:span>. Daca gasim un astfel de <text:span text:style-name="T17">a</text:span> pentru care <text:span text:style-name="T7">expresia</text:span> <text:span text:style-name="T17">a^m = a </text:span><text:span text:style-name="T18">(</text:span><text:span text:style-name="T17">mod m</text:span><text:span text:style-name="T18">)</text:span><text:span text:style-name="T4"> este falsa</text:span>, atunci m este compus . </text:p>
      <text:p text:style-name="P4"><text:tab/>Exista totusi o clasa de numere, numita Numere Carmichael, care contrazic reciproca acestei teoreme. <text:span text:style-name="T6">Adica</text:span> exista numere neprime pentru care <text:span text:style-name="T17">a^m = a mod m</text:span> pentru orice <text:span text:style-name="T17">a</text:span>, <text:span text:style-name="T4">unde </text:span><text:span text:style-name="T18">a</text:span><text:span text:style-name="T4"> si </text:span><text:span text:style-name="T18">m</text:span><text:span text:style-name="T4"> sunt prime intre ele</text:span>. <text:span text:style-name="T5">(ex:</text:span> 561 ar fi un prim astfel de numar<text:span text:style-name="T5">)</text:span> </text:p>
      <text:p text:style-name="P1"><text:tab/>In consecinta, Mica Teorema a lui Fermat nu este indeajuns de buna pentru a <text:span text:style-name="T8">fi folosita pentru testarea numerelor prime</text:span>. </text:p>
      <text:p text:style-name="P1"/>
      <text:p text:style-name="P1"><text:tab/>Exista totusi o alta versiune a teoremei de mai sus. Aceasta este o imbunatatire a Micii Teoreme a lui Fermat si reuseste sa elimine toate numerele neprime. </text:p>
      <text:p text:style-name="P1"/>
      <text:p text:style-name="P1"/>
      <text:p text:style-name="P1"><text:tab/><text:span text:style-name="T19">Lema: Fie a in Z, n in N, n &gt;= 2 si (a, n) = 1. Atunci n este prim daca si numai daca: </text:span></text:p>
      <text:p text:style-name="P1"><text:tab/></text:p>
      <text:p text:style-name="P5"><text:tab/><text:tab/><text:tab/>(x+a) ^ <text:span text:style-name="T22">n</text:span> <text:s/>= x^<text:span text:style-name="T22">n</text:span> <text:s/>+ a mod <text:span text:style-name="T22">n, unde x este o nedeterminata. (L1)</text:span></text:p>
      <text:p text:style-name="P1"><text:tab/></text:p>
      <text:p text:style-name="P1"><text:tab/><text:span text:style-name="T9">DEMONSTRATIE MTF imbunatatita (L1)</text:span></text:p>
      <text:p text:style-name="P1"/>
      <text:p text:style-name="P1"><text:tab/><text:tab/><text:span text:style-name="T10">Daca</text:span> X = 0, atunci egalitatea de mai sus devine <text:span text:style-name="T1">(0 + a)^n = 0^n + a &lt;=&gt;</text:span> a^<text:span text:style-name="T23">n</text:span> = a mod <text:span text:style-name="T24">n</text:span>, chiar Mica Teorema a lui Fermat. </text:p>
      <text:p text:style-name="P6"><text:tab/><text:span text:style-name="T11">Invers, a</text:span>plicand Teorema Binomiala se deduce extinderea <text:span text:style-name="T11">primei </text:span>teoreme astfel: </text:p>
      <text:p text:style-name="P6"><text:tab/><text:tab/>extindem (x+a)^<text:span text:style-name="T25">n</text:span> <text:s/>si observam ca acei coeficientii polinomiali sunt divizibili cu <text:span text:style-name="T26">n</text:span>. </text:p>
      <text:p text:style-name="P1"/>
      <text:p text:style-name="P1"><text:tab/><text:span text:style-name="T12">Mai exact</text:span> (x+<text:span text:style-name="T13">a</text:span>)^<text:span text:style-name="T27">n</text:span> = sum from k=0..n de Com de n luate cate k de x^(n-k)*y^k. <text:span text:style-name="T14">Fiecare coeficient se obtine din combinari de n luate cate un m, cu m &lt; n. <text:s/>Astfel coeficientii sunt multiplii de n.</text:span></text:p>
      <text:p text:style-name="P1"/>
      <text:p text:style-name="P1"><text:tab/><text:span text:style-name="T20">Presupunem n este prim. Atunci comb(n,i) = 0 mod n, deci toti coeficientii sunt 0.</text:span></text:p>
      <text:p text:style-name="P1"><text:tab/><text:span text:style-name="T20">Presupunem n nu este prim. Fie un numar prim q care este un multiplu a lui n si q^k || n. Atunci q^k nu divide comb(q, n) si este prim cu a^(n-q), deci coeficientul lui x^q nu este 0 mod n. </text:span></text:p>
      <text:p text:style-name="P1"><text:tab/></text:p>
      <text:p text:style-name="P1"><text:tab/><text:span text:style-name="T15">Complexitate: (x+a)^n are cel putin n+1 coeficienti, deci complexitatea va fi cel putin O(n). Desi acest algoritm este unul deterministic, dar nu este polinomial in timp. </text:span></text:p>
      <text:p text:style-name="P1"/>
      <text:p text:style-name="P1"><text:tab/></text:p>
      <text:p text:style-name="P8"><text:span text:style-name="T21"><text:tab/>Pentru a reduce numarul de coeficienti, evaluam amblele parti ale expresiei (x+a)^n = x^n + a mod n, aplicand modulo un polinom de forma x^r – 1 pentru un r ales relativ mic. <text:s/>Atunci avem de testat urmatoarea ecuatie:</text:span></text:p>
      <text:p text:style-name="P8"/>
      <text:p text:style-name="P8"><text:tab/><text:span text:style-name="T30">(X + a) ^ n = X ^ n + a <text:s/>(mod X^r – 1, n). (E2)</text:span></text:p>
      <text:p text:style-name="P8"/>
      <text:p text:style-name="P10"><text:tab/><text:span text:style-name="T30">Pentru L1 este clar ca toate numerele prime satisfac ecuatia de mai sus pentru orice a si r. O problema ar fi ca exista numere compuse, care, la randul lor, satisfac aceasta egalitate. Alegerea corecta a lui r inlatura aceasta problema. Pentru aceast lucru, exista o teorema ce sta la baza corectitudinii acestui algoritm si va fi discutata mai jos. Partea din </text:span><text:soft-page-break/><text:span text:style-name="T30">stanga a ecuatiei poate fi calculata rapid deoarece orice polinom poate fi redus la un grad mai mic sau egal decat r. Totusi, pentru un r bine ales, ecuatia <text:s/>E2 este satisfacuta pentru un set de a, deci n trebuie sa fie o prim. </text:span></text:p>
      <text:p text:style-name="P10"><text:span text:style-name="T30"><text:tab/>In cazul acestei ecuatii E2, numarul de valori pentru a, cat si numarul r, sunt ambele limitate de un polinom in log(n), deci obtinem un algoritm polinomial in timp de testare a primalitatii unui numar prim. </text:span></text:p>
      <text:p text:style-name="P10"/>
      <text:p text:style-name="P10"><text:tab/><text:span text:style-name="T32">Corectitudinea acestui algoritm este data de o teorema esentiala acestei demonstratii.</text:span></text:p>
      <text:p text:style-name="P10"/>
      <text:p text:style-name="P10"><text:tab/><text:span text:style-name="T32">Teorema AKS, pasul cheie:</text:span></text:p>
      <text:p text:style-name="P10"/>
      <text:p text:style-name="P10"><text:tab/><text:tab/><text:span text:style-name="T32">Fie r si n prime intre ele si n are ordinea mai mare decat log in baza 2 la patrat din n in grupul multiplicativ (Z/rZ). Presupunem ca pentru orice 1&lt;= a &lt;= O(r*log(O(1))n) , E2 este satisfacuta, si a si n sunt prime intre ele. Atunci n fie este prim, fie este o putere a unui prim.</text:span></text:p>
      <text:p text:style-name="P10"/>
      <text:p text:style-name="P11"><text:tab/><text:span text:style-name="T33">Notatii: </text:span></text:p>
      <text:p text:style-name="P11"><text:span text:style-name="T33"><text:tab/><text:tab/>log(O(1) n) – logarim in baza 2 a reprezentarii lui n in baza 2 la puterea numarului de biti a lui n;</text:span></text:p>
      <text:p text:style-name="P11"><text:tab/><text:tab/><text:span text:style-name="T33">fi(r) – numarul numerelor mai mici ca r si prime cu acesta; </text:span></text:p>
      <text:p text:style-name="P10"/>
      <text:p text:style-name="P10"><text:tab/><text:span text:style-name="T32">Lema pentru existenta unui r bine ales:</text:span></text:p>
      <text:p text:style-name="P10"><text:tab/><text:tab/><text:span text:style-name="T32">Exista r = O(log^O(1) n) coprim cu n, astfel incat n are ordine mai mare decat log b2 ^ 2 de n in (Z/rZ).</text:span></text:p>
      <text:p text:style-name="P10"/>
      <text:p text:style-name="P10"><text:tab/><text:span text:style-name="T32">Dem lema:</text:span></text:p>
      <text:p text:style-name="P10"><text:tab/><text:tab/><text:span text:style-name="T32">Pentru fiecare 1 &lt;= i &lt;= <text:s/>log 2 2 n, numarul n^i – 1 are cel mult O(log^O(1) n) divizori primi. Daca alegem r astfel incat r este primul numar prim ce nu este egal cu acesti divizori primi, atunci am obtinut acel r cautat.</text:span></text:p>
      <text:p text:style-name="P10"/>
      <text:p text:style-name="P10"><text:span text:style-name="T30"><text:tab/> Algoritm:</text:span></text:p>
      <text:p text:style-name="P10"><text:tab/><text:tab/><text:span text:style-name="T34">Intrare: Un intreg n &gt; 1</text:span></text:p>
      <text:p text:style-name="P10"><text:tab/><text:tab/><text:span text:style-name="T34">P1: <text:tab/>Daca ( n = a^b pt a in N si b &gt; 1 ) returneaza compus;</text:span></text:p>
      <text:p text:style-name="P10"><text:tab/><text:tab/><text:span text:style-name="T34">P2: <text:tab/>Gasim cel mai mic r dupa formula prezentata mai sus</text:span></text:p>
      <text:p text:style-name="P10"><text:tab/><text:tab/><text:span text:style-name="T34">P3:<text:tab/>Daca ( 1 &lt; (a, n) &lt; n pt un a &lt;= r ) returneaza compus;</text:span></text:p>
      <text:p text:style-name="P10"><text:tab/><text:tab/><text:span text:style-name="T34">P4: <text:tab/>Daca (n &lt;= r ) returneaza prim;</text:span></text:p>
      <text:p text:style-name="P10"><text:tab/><text:tab/><text:span text:style-name="T35">P5:<text:tab/>Pentru a = 1 pana la lim inf ( sqrt(fi(r) * logn ) executa</text:span></text:p>
      <text:p text:style-name="P10"><text:tab/><text:tab/><text:tab/><text:tab/><text:span text:style-name="T35">Daca ( X+a ^ n != X^n + a (mod X^r – 1, n)) </text:span></text:p>
      <text:p text:style-name="P10"><text:tab/><text:tab/><text:tab/><text:tab/><text:tab/><text:span text:style-name="T35">returneaza compus;</text:span></text:p>
      <text:p text:style-name="P10"><text:tab/><text:tab/><text:span text:style-name="T35">P6:<text:tab/>returneaza prim;</text:span></text:p>
      <text:p text:style-name="P10"/>
      <text:p text:style-name="P10"><text:tab/><text:span text:style-name="T36">Complexitatea de baza a acestui algoritm este O(log 21/2 n). Explicarea pe scurt a complexitatii:</text:span></text:p>
      <text:p text:style-name="P12"><text:tab/><text:tab/><text:span text:style-name="T36">La primul pas complexitatea este O(log^3 n ). </text:span></text:p>
      <text:p text:style-name="P12"><text:span text:style-name="T36"><text:tab/><text:tab/>La pasul 2 testam diferite valori ale lui r astfel incat n^k != 1 mod(r) <text:s/>cu un k &lt;= log^2n. Pentru un anume r aceasta va presupune cel mult O(log ^ 2 n) multiplicatii modulo r si va rezulta in O(log^2n log r). Exista o lema ce arata ca doar O(log^5 n ) incercari sunt necesare pentru a gasi un astfel de r deci complexitatea generala la pasul 2 este O(log^7n).</text:span></text:p>
      <text:p text:style-name="P12"><text:tab/><text:tab/><text:span text:style-name="T36">La pasul 3 se calculeaza cmmdc pentru r numere, fiecare cu o complexitate de O(log n), deci complexitatea finala va fi O(r log n) = O(log^6 n).</text:span></text:p>
      <text:p text:style-name="P12"><text:span text:style-name="T36"><text:tab/><text:tab/>La pasul 4 complexitatea este O(log n).</text:span></text:p>
      <text:p text:style-name="P13"><text:span text:style-name="T36"><text:tab/><text:tab/>Pasul 5 verifica lim inf ( sqrt (fi(r)) log n) ecuatii. Fiecare ecuatie necesita O(log n) multiplicatii de grad r. Deci fiecare ecuatie poate fi verificata in O(r log^2 n ) pasi. Deci complexitatea este O(r * sqrt(fi(r)) * log^3 n) = O(r^(3/2) log^3 n) = O(log^(6*3/2) log^3 n ) = O(log 21/2 n).</text:span></text:p>
      <text:p text:style-name="P13"/>
      <text:p text:style-name="P13"><text:span text:style-name="T36"><text:tab/>Aceasta a fost complexitatea initiala a algoritmului in prima faza. Ulterior, atat autorii acestui algoritm cat si alte persoane, au adus imbunatatiri acestui algortim, ajungandu-se la o complexitate finala de O(log^6 n). <text:s text:c="2"/></text:span></text:p>
      <text:p text:style-name="P10"/>
      <text:p text:style-name="P10"/>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1-14T15:12:05.324728480</dc:date>
    <meta:generator>LibreOffice/4.2.8.2$Linux_X86_64 LibreOffice_project/420m0$Build-2</meta:generator>
    <meta:editing-duration>PT8H24M53S</meta:editing-duration>
    <meta:editing-cycles>92</meta:editing-cycles>
    <meta:document-statistic meta:table-count="0" meta:image-count="0" meta:object-count="0" meta:page-count="3" meta:paragraph-count="90" meta:word-count="1697" meta:character-count="9546" meta:non-whitespace-character-count="7736"/>
  </office:meta>
</office:document-meta>
</file>